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66cc99" draw:fill="none" draw:fill-color="#ffffff" draw:auto-grow-height="true" draw:auto-grow-width="false" fo:max-height="0cm" fo:min-height="3.3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2cm" svg:stroke-color="#ff950e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2" style:family="graphic" style:parent-style-name="standard">
      <style:graphic-properties draw:stroke="solid" svg:stroke-width="0.1cm" svg:stroke-color="#ff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66cc99" draw:fill="none" draw:fill-color="#ffffff" draw:auto-grow-height="true" draw:auto-grow-width="false" fo:max-height="0cm" fo:min-height="1.75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r2" style:family="presentation" style:parent-style-name="Обычный_5f_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family="Consolas" style:font-family-generic="modern" style:font-pitch="fixed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Consolas" style:font-family-generic="modern" style:font-pitch="fixed"/>
    </style:style>
    <style:style style:name="T8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0000f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0" style:family="text">
      <style:text-properties fo:color="#2b91a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1" style:family="text">
      <style:text-properties fo:color="#a31515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.4cm" svg:height="10.111cm" svg:x="0.4cm" svg:y="0.6cm">
          <draw:text-box>
            <text:p text:style-name="P1"><text:span text:style-name="T1">static</text:span><text:span text:style-name="T2"> </text:span><text:span text:style-name="T1">void</text:span><text:span text:style-name="T2"> Main()</text:span></text:p>
            <text:p text:style-name="P1"><text:span text:style-name="T2">{</text:span></text:p>
            <text:p text:style-name="P1"><text:span text:style-name="T2"><text:tab/></text:span><text:span text:style-name="T1">var</text:span><text:span text:style-name="T2"> strs = …</text:span></text:p>
            <text:p text:style-name="P1"><text:span text:style-name="T2"/></text:p>
            <text:p text:style-name="P1"><text:span text:style-name="T2"><text:tab/></text:span><text:span text:style-name="T1">var</text:span><text:span text:style-name="T2"> lComparer = </text:span></text:p>
            <text:p text:style-name="P1"><text:span text:style-name="T2"><text:tab/></text:span><text:span text:style-name="T2"><text:tab/></text:span><text:span text:style-name="T1">new</text:span><text:span text:style-name="T2"> </text:span><text:span text:style-name="T3">SC</text:span><text:span text:style-name="T2">(CompareLength);</text:span></text:p>
            <text:p text:style-name="P1"><text:span text:style-name="T2"><text:tab/></text:span></text:p>
            <text:p text:style-name="P1"><text:span text:style-name="T2"><text:tab/></text:span><text:span text:style-name="T2">SortStrings(sts, lComparer));</text:span></text:p>
            <text:p text:style-name="P1"><text:span text:style-name="T2"><text:tab/></text:span></text:p>
            <text:p text:style-name="P1"><text:span text:style-name="T2"><text:tab/></text:span><text:span text:style-name="T1">var</text:span><text:span text:style-name="T2"> obj = </text:span><text:span text:style-name="T1">new</text:span><text:span text:style-name="T2"> </text:span><text:span text:style-name="T3">MyClass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{ Descending = </text:span><text:span text:style-name="T1">true</text:span><text:span text:style-name="T2"> };</text:span></text:p>
            <text:p text:style-name="P1"><text:span text:style-name="T2"><text:tab/></text:span></text:p>
            <text:p text:style-name="P1"><text:span text:style-name="T2"><text:tab/></text:span><text:span text:style-name="T1">var</text:span><text:span text:style-name="T2"> sComparer =</text:span></text:p>
            <text:p text:style-name="P1"><text:span text:style-name="T2"><text:tab/></text:span><text:span text:style-name="T2"><text:tab/></text:span><text:span text:style-name="T1">New</text:span><text:span text:style-name="T2"> </text:span><text:span text:style-name="T3">SC</text:span><text:span text:style-name="T2">(obj.CompareStrings);</text:span></text:p>
            <text:p text:style-name="P1"><text:span text:style-name="T2"><text:tab/></text:span></text:p>
            <text:p text:style-name="P1"><text:span text:style-name="T2"><text:tab/></text:span><text:span text:style-name="T2">SortStrings(strs, sComparer);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5.2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.2cm" svg:height="3.806cm" svg:x="11.6cm" svg:y="1cm">
            <draw:text-box>
              <text:p><text:span text:style-name="T4">Main</text:span></text:p>
              <text:p><text:span text:style-name="T5"/></text:p>
              <text:p><text:span text:style-name="T5">lComparer:</text:span></text:p>
              <text:p><text:span text:style-name="T5">sComparer:</text:span></text:p>
              <text:p><text:span text:style-name="T5">obj:</text:span></text:p>
            </draw:text-box>
          </draw:frame>
        </draw:g>
        <draw:custom-shape draw:style-name="gr6" draw:text-style-name="P3" draw:layer="layout" svg:width="8.5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3.6cm" svg:height="3.216cm" svg:x="11.8cm" svg:y="7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6cm" svg:height="3.6cm" svg:x="11.8cm" svg:y="7.6cm">
          <draw:text-box>
            <text:p><text:span text:style-name="T4">MyClass</text:span></text:p>
            <text:p><text:span text:style-name="T5"/></text:p>
            <text:p><text:span text:style-name="T5">Desc.: true</text:span></text:p>
          </draw:text-box>
        </draw:frame>
        <draw:custom-shape draw:style-name="gr9" draw:text-style-name="P3" xml:id="id1" draw:id="id1" draw:layer="layout" svg:width="0.4cm" svg:height="0.533cm" svg:x="13cm" svg:y="4.067cm">
          <text:p text:style-name="P3"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3" draw:layer="layout" draw:line-skew="-0.302cm" svg:x1="13.4cm" svg:y1="4.333cm" svg:x2="13.6cm" svg:y2="7.6cm" draw:start-shape="id1" draw:start-glue-point="1" svg:d="m13400 4333h200v3267 0" svg:viewBox="0 0 201 3268">
          <text:p/>
        </draw:connector>
        <draw:custom-shape draw:style-name="gr11" draw:text-style-name="P3" draw:layer="layout" svg:width="6.4cm" svg:height="7.9cm" svg:x="20.8cm" svg:y="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5" draw:id="id5" draw:layer="layout" svg:width="5.6cm" svg:height="1.382cm" svg:x="21.2cm" svg:y="7.6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4cm" svg:height="2.452cm" svg:x="21.2cm" svg:y="7.6cm">
          <draw:text-box>
            <text:p><text:span text:style-name="T4">CompareLength</text:span></text:p>
            <text:p><text:span text:style-name="T6"/></text:p>
            <text:p><text:span text:style-name="T6"/></text:p>
          </draw:text-box>
        </draw:frame>
        <draw:custom-shape draw:style-name="gr12" draw:text-style-name="P3" xml:id="id9" draw:id="id9" draw:layer="layout" svg:width="5.6cm" svg:height="1.382cm" svg:x="21.2cm" svg:y="10.818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6cm" svg:height="2.452cm" svg:x="21.2cm" svg:y="10.948cm">
          <draw:text-box>
            <text:p><text:span text:style-name="T4">CompareStrings</text:span></text:p>
            <text:p><text:span text:style-name="T6"/></text:p>
            <text:p><text:span text:style-name="T6"/></text:p>
          </draw:text-box>
        </draw:frame>
        <draw:custom-shape draw:style-name="gr9" draw:text-style-name="P3" xml:id="id6" draw:id="id6" draw:layer="layout" svg:width="0.4cm" svg:height="0.533cm" svg:x="15.3cm" svg:y="3.468cm">
          <text:p text:style-name="P3"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xml:id="id2" draw:id="id2" draw:layer="layout" svg:width="0.4cm" svg:height="0.533cm" svg:x="15.3cm" svg:y="2.668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" draw:id="id3">
          <draw:custom-shape draw:style-name="gr7" draw:text-style-name="P3" draw:layer="layout" svg:width="3.6cm" svg:height="3.216cm" svg:x="15.8cm" svg:y="7.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3.6cm" svg:height="3.6cm" svg:x="15.8cm" svg:y="7.6cm">
            <draw:text-box>
              <text:p><text:span text:style-name="T4">SC</text:span></text:p>
              <text:p><text:span text:style-name="T5"/></text:p>
              <text:p><text:span text:style-name="T5">Target:</text:span></text:p>
              <text:p><text:span text:style-name="T5">Method:</text:span></text:p>
            </draw:text-box>
          </draw:frame>
        </draw:g>
        <draw:connector draw:style-name="gr10" draw:text-style-name="P3" xml:id="id12" draw:id="id12" draw:layer="layout" svg:x1="15.7cm" svg:y1="2.934cm" svg:x2="17.6cm" svg:y2="7.6cm" draw:start-shape="id2" draw:start-glue-point="1" draw:end-shape="id3" draw:end-glue-point="0" svg:d="m15700 2934h1900v4666" svg:viewBox="0 0 1901 4667">
          <text:p/>
        </draw:connector>
        <draw:custom-shape draw:style-name="gr9" draw:text-style-name="P3" xml:id="id13" draw:id="id13" draw:layer="layout" svg:width="0.4cm" svg:height="0.533cm" svg:x="18.4cm" svg:y="9.267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xml:id="id4" draw:id="id4" draw:layer="layout" svg:width="0.4cm" svg:height="0.533cm" svg:x="18.4cm" svg:y="9.968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3" xml:id="id14" draw:id="id14" draw:layer="layout" draw:line-skew="0.424cm" svg:x1="18.8cm" svg:y1="10.234cm" svg:x2="21.2cm" svg:y2="8.291cm" draw:start-shape="id4" draw:start-glue-point="1" draw:end-shape="id5" draw:end-glue-point="3" svg:d="m18800 10234h1600v-1943h800" svg:viewBox="0 0 2401 1944">
          <text:p/>
        </draw:connector>
        <draw:g xml:id="id7" draw:id="id7">
          <draw:custom-shape draw:style-name="gr7" draw:text-style-name="P3" draw:layer="layout" svg:width="3.6cm" svg:height="3.216cm" svg:x="13.8cm" svg:y="11.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3.6cm" svg:height="3.6cm" svg:x="13.8cm" svg:y="11.6cm">
            <draw:text-box>
              <text:p><text:span text:style-name="T4">SC</text:span></text:p>
              <text:p><text:span text:style-name="T5"/></text:p>
              <text:p><text:span text:style-name="T5">Method:</text:span></text:p>
              <text:p><text:span text:style-name="T5">Target:</text:span></text:p>
            </draw:text-box>
          </draw:frame>
        </draw:g>
        <draw:connector draw:style-name="gr10" draw:text-style-name="P3" xml:id="id15" draw:id="id15" draw:layer="layout" draw:line-skew="-0.202cm -2.176cm" svg:x1="15.7cm" svg:y1="3.734cm" svg:x2="15.6cm" svg:y2="11.6cm" draw:start-shape="id6" draw:start-glue-point="1" draw:end-shape="id7" draw:end-glue-point="0" svg:d="m15700 3734h300v1866h-400v6000" svg:viewBox="0 0 401 7867">
          <text:p/>
        </draw:connector>
        <draw:custom-shape draw:style-name="gr9" draw:text-style-name="P3" xml:id="id10" draw:id="id10" draw:layer="layout" svg:width="0.4cm" svg:height="0.533cm" svg:x="16.4cm" svg:y="13.267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xml:id="id8" draw:id="id8" draw:layer="layout" svg:width="0.4cm" svg:height="0.533cm" svg:x="16.4cm" svg:y="14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3" xml:id="id16" draw:id="id16" draw:layer="layout" svg:x1="16.8cm" svg:y1="14.266cm" svg:x2="21.2cm" svg:y2="11.509cm" draw:start-shape="id8" draw:start-glue-point="1" draw:end-shape="id9" draw:end-glue-point="3" svg:d="m16800 14266h2176v-2757h2224" svg:viewBox="0 0 4401 2758">
          <text:p/>
        </draw:connector>
        <draw:connector draw:style-name="gr10" draw:text-style-name="P3" xml:id="id17" draw:id="id17" draw:layer="layout" draw:line-skew="-0.302cm 0.734cm" svg:x1="16.8cm" svg:y1="13.533cm" svg:x2="13.6cm" svg:y2="10.816cm" draw:start-shape="id10" draw:start-glue-point="1" draw:end-shape="id11" draw:end-glue-point="2" svg:d="m16800 13533h200v-733h-3400v-1984" svg:viewBox="0 0 3401 2718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2T1">
        <office:forms form:automatic-focus="false" form:apply-design-mode="false"/>
        <draw:frame draw:style-name="gr15" draw:text-style-name="P7" draw:layer="layout" svg:width="27cm" svg:height="9.936cm" svg:x="1cm" svg:y="4.8cm">
          <draw:text-box>
            <text:p><text:span text:style-name="T7">.method public hidebysig static void Main() cil managed {</text:span></text:p>
            <text:p><text:span text:style-name="T7"><text:s text:c="4"/></text:span><text:span text:style-name="T7">.entrypoint</text:span></text:p>
            <text:p><text:span text:style-name="T7"><text:s text:c="4"/></text:span><text:span text:style-name="T7">.maxstack <text:s/>8</text:span></text:p>
            <text:p><text:span text:style-name="T7"><text:s text:c="4"/></text:span><text:span text:style-name="T7">nop</text:span></text:p>
            <text:p><text:span text:style-name="T7"><text:s text:c="4"/></text:span><text:span text:style-name="T7">ldstr "Hello world!"</text:span></text:p>
            <text:p><text:span text:style-name="T7"><text:s text:c="4"/></text:span><text:span text:style-name="T7">call void [mscorlib]System.Console::WriteLine(string)</text:span></text:p>
            <text:p><text:span text:style-name="T7"><text:s text:c="4"/></text:span><text:span text:style-name="T7">nop</text:span></text:p>
            <text:p><text:span text:style-name="T7"><text:s text:c="4"/></text:span><text:span text:style-name="T7">ldc.i4.1</text:span></text:p>
            <text:p><text:span text:style-name="T7"><text:s text:c="4"/></text:span><text:span text:style-name="T7">call valuetype [mscorlib]System.ConsoleKeyInfo </text:span><text:span text:style-name="T7"><text:tab/>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[mscorlib]System.Console::ReadKey(bool)</text:span></text:p>
            <text:p><text:span text:style-name="T7"><text:s text:c="4"/></text:span><text:span text:style-name="T7">pop</text:span></text:p>
            <text:p><text:span text:style-name="T7"><text:s text:c="4"/></text:span><text:span text:style-name="T7">ret</text:span></text:p>
            <text:p><text:span text:style-name="T7">}</text:span></text:p>
          </draw:text-box>
        </draw:frame>
        <draw:frame draw:style-name="gr15" draw:text-style-name="P8" draw:layer="layout" svg:width="14.8cm" svg:height="3.531cm" svg:x="0cm" svg:y="0.849cm">
          <draw:text-box>
            <text:p text:style-name="P1"><text:span text:style-name="T8"><text:s text:c="4"/></text:span><text:span text:style-name="T9">static</text:span><text:span text:style-name="T8"> </text:span><text:span text:style-name="T9">void</text:span><text:span text:style-name="T8"> Main()</text:span></text:p>
            <text:p text:style-name="P1"><text:span text:style-name="T8"><text:s text:c="4"/></text:span><text:span text:style-name="T8">{</text:span></text:p>
            <text:p text:style-name="P1"><text:span text:style-name="T8"><text:s text:c="8"/></text:span><text:span text:style-name="T10">Console</text:span><text:span text:style-name="T8">.WriteLine(</text:span><text:span text:style-name="T11">"Hello, world!"</text:span><text:span text:style-name="T8">);</text:span></text:p>
            <text:p text:style-name="P1"><text:span text:style-name="T8"><text:s text:c="8"/></text:span><text:span text:style-name="T10">Console</text:span><text:span text:style-name="T8">.ReadKey();</text:span></text:p>
            <text:p text:style-name="P1"><text:span text:style-name="T8"><text:s text:c="4"/></text:span><text:span text:style-name="T8">}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1-25T13:57:17.74</dc:date>
    <meta:editing-duration>PT8H44M55S</meta:editing-duration>
    <meta:editing-cycles>78</meta:editing-cycles>
    <meta:generator>LibreOffice/4.0.4.2$Windows_x86 LibreOffice_project/9e9821abd0ffdbc09cd8c52eaa574fa09eb08f2</meta:generator>
    <meta:document-statistic meta:object-count="66"/>
  </office:meta>
</office:document-meta>
</file>